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fo:break-before="pag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have found an abandoned starship. Shall you investigate the wreckage?</text:p>
      <text:list xml:id="list6896583808470562194" text:style-name="L1">
        <text:list-item>
          <text:p text:style-name="P1">Yes:</text:p>
          <text:list>
            <text:list-item>
              <text:p text:style-name="P1">You pull up close to the abandoned star ship. Its blast shield appears completely eaten through, either, from a plasma bolt, or something else</text:p>
              <text:list>
                <text:list-item>
                  <text:p text:style-name="P1">Investigate further</text:p>
                  <text:list>
                    <text:list-item>
                      <text:p text:style-name="P1">Upon closer inspection, you notice the ship's life support systems are still active. You see a life-form, floating within the cockpit. They appear unconscious</text:p>
                      <text:list>
                        <text:list-item>
                          <text:p text:style-name="P1">Bring life-form onto ship</text:p>
                          <text:list>
                            <text:list-item>
                              <text:p text:style-name="P1">You bring the life-form onto your ship. Shortly afterwards they come to life. They identify themselves as a refugee from the galactic war. They request your aid</text:p>
                              <text:list>
                                <text:list-item>
                                  <text:p text:style-name="P1">Help...in return for payment</text:p>
                                  <text:list>
                                    <text:list-item>
                                      <text:p text:style-name="P1">The refugee has little to give you, but they will offer you 5 scrap in exchange for passage to a distant star system</text:p>
                                    </text:list-item>
                                  </text:list>
                                </text:list-item>
                                <text:list-item>
                                  <text:p text:style-name="P1">Repair their ship (-X scrap)</text:p>
                                  <text:list>
                                    <text:list-item>
                                      <text:p text:style-name="P1">With a bit of time (and some scrap) you are able to return their ship to working order. They are extremely grateful. They ask for a </text:p>
                                    </text:list-item>
                                  </text:list>
                                </text:list-item>
                                <text:list-item>
                                  <text:p text:style-name="P1">Eject them into deep space</text:p>
                                </text:list-item>
                              </text:list>
                            </text:list-item>
                          </text:list>
                        </text:list-item>
                        <text:list-item>
                          <text:p text:style-name="P1">Leave</text:p>
                          <text:list>
                            <text:list-item>
                              <text:p text:style-name="P1">Space is a cold place that preys upon the charitable. You leave the lifeform to their fate.</text:p>
                            </text:list-item>
                          </text:list>
                        </text:list-item>
                      </text:list>
                    </text:list-item>
                  </text:list>
                </text:list-item>
                <text:list-item>
                  <text:p text:style-name="P1">Get out of there:</text:p>
                  <text:list>
                    <text:list-item>
                      <text:p text:style-name="P1">Your instincts tell you that this might not be a safe place. You quickly leave</text:p>
                      <text:list>
                        <text:list-item>
                          <text:p text:style-name="P1">END</text:p>
                        </text:list-item>
                      </text:list>
                    </text:list-item>
                    <text:list-item>
                      <text:p text:style-name="P1">As you turn to leave, a group of ships comes out of hyperspace, training their cannons on your ship</text:p>
                      <text:list>
                        <text:list-item>
                          <text:p text:style-name="P1">Battle (gray faction)</text:p>
                        </text:list-item>
                      </text:list>
                    </text:list-item>
                    <text:list-item>
                      <text:p text:style-name="P1">As you turn to leave, the ship begins to activate and fire upon you!</text:p>
                      <text:list>
                        <text:list-item>
                          <text:p text:style-name="P1">Battle (unknown faction)</text:p>
                        </text:list-item>
                      </text:list>
                    </text:list-item>
                    <text:list-item>
                      <text:p text:style-name="P1"/>
                    </text:list-item>
                  </text:list>
                </text:list-item>
              </text:list>
            </text:list-item>
          </text:list>
        </text:list-item>
        <text:list-item>
          <text:p text:style-name="P1">No:</text:p>
          <text:list>
            <text:list-item>
              <text:p text:style-name="P1">Fortune favors the cautious. You leave.</text:p>
            </text:list-item>
            <text:list-item>
              <text:p text:style-name="P1">Abandoned ships are bad omens. You leave before ending up as another ship lost in space.</text:p>
            </text:list-item>
            <text:list-item>
              <text:p text:style-name="P1">Curiosity can get you killed. You leave.</text:p>
            </text:list-item>
          </text:list>
        </text:list-item>
        <text:list-item>
          <text:p text:style-name="P1">Target Practice:</text:p>
          <text:list>
            <text:list-item>
              <text:p text:style-name="P1">You line up the ship in your sights, and with a volley of fire, turn the space junk into finer pieces of space junk</text:p>
            </text:list-item>
            <text:list-item>
              <text:p text:style-name="P1">You line up the ship in your sights, and with quick bursts of fire, knock off the left wing, the right wing, and some top armor plating in that order</text:p>
            </text:list-item>
            <text:list-item>
              <text:p text:style-name="P1">You line up the ship in your sights, and with a single shot, pierce its engine core. The ship disintegrates in a nuclear explosion</text:p>
            </text:list-item>
            <text:list-item>
              <text:p text:style-name="P1">You line up the ship in your sights, and fire two shots that bounce off the ships hull. Decent shots, but not what you were expecting.</text:p>
            </text:list-item>
            <text:list-item>
              <text:p text:style-name="P1">You fire a volley of shots at the ship...and somehow manage to miss with all of them. You decide to leave before</text:p>
            </text:list-item>
          </text:list>
        </text:list-item>
      </text:list>
      <text:p text:style-name="Standard"/>
      <text:p text:style-name="Standard"><text:soft-page-break/>Your ship shuts down completely. Out in front of you, you see...something...shifting...</text:p>
      <text:list xml:id="list5977292783159589799" text:style-name="L2">
        <text:list-item>
          <text:p text:style-name="P2">Attempt to restart your ship</text:p>
          <text:list>
            <text:list-item>
              <text:p text:style-name="P2">You waste no time in restarting your ship. As soon as your systems are online you put a full star system between you and that...thing</text:p>
              <text:list>
                <text:list-item>
                  <text:p text:style-name="P2">END</text:p>
                </text:list-item>
              </text:list>
            </text:list-item>
          </text:list>
        </text:list-item>
        <text:list-item>
          <text:p text:style-name="P2">Wait</text:p>
          <text:list>
            <text:list-item>
              <text:p text:style-name="P2">The form shifts and moves closer to your ship. It feels you with unease...</text:p>
              <text:list>
                <text:list-item>
                  <text:p text:style-name="P2">Wait</text:p>
                  <text:list>
                    <text:list-item>
                      <text:p text:style-name="P2">The form shifts yet again as it moves even closer. Your feel your ship begin to vibrate.</text:p>
                      <text:list>
                        <text:list-item>
                          <text:p text:style-name="P2">Wait</text:p>
                          <text:list>
                            <text:list-item>
                              <text:p text:style-name="P2">The form fills your view into space, still shifting...you begin to hear...whispering? It fills you with dread.</text:p>
                              <text:list>
                                <text:list-item>
                                  <text:p text:style-name="P2">Wait</text:p>
                                  <text:list>
                                    <text:list-item>
                                      <text:p text:style-name="P2">You make out a single word: “Prepare.” The whispering stops as space returns to normal. You discover a Mysterious Stone is now in your possession. END</text:p>
                                    </text:list-item>
                                    <text:list-item>
                                      <text:p text:style-name="P2">The walls of your ship begin to shift as the whispering turns to chanting. A flash of purple light temporarily blinds you before you find yourself in the vacuum, your ship nowhere to be found. END DEATH</text:p>
                                    </text:list-item>
                                  </text:list>
                                </text:list-item>
                                <text:list-item>
                                  <text:p text:style-name="P2">Restart</text:p>
                                </text:list-item>
                              </text:list>
                            </text:list-item>
                          </text:list>
                        </text:list-item>
                      </text:list>
                    </text:list-item>
                  </text:list>
                </text:list-item>
                <text:list-item>
                  <text:p text:style-name="P2">Attempt to restart your ship (see above)</text:p>
                </text:list-item>
              </text:list>
            </text:list-item>
          </text:list>
        </text:list-item>
      </text:list>
      <text:p text:style-name="Standard"/>
      <text:p text:style-name="Standard">You run into an Oracle. They offer you a glimpse into your fate...for a price</text:p>
      <text:list xml:id="list508692210751153448" text:style-name="L3">
        <text:list-item>
          <text:p text:style-name="P3">Accept (-X Scrap)</text:p>
          <text:list>
            <text:list-item>
              <text:p text:style-name="P3">If Mysterious Stone possessed: Not all Gifts are cherished when received. While you have one you must have 3. Talk to those who can See. Make sure to show them hospitality</text:p>
            </text:list-item>
            <text:list-item>
              <text:p text:style-name="P3">If Refugee rescued: A kind soul is hard to find in a galaxy this cold. Riches lie deep in space untold. When given the chance, do <text:span text:style-name="T1">not</text:span> take the gold.</text:p>
            </text:list-item>
            <text:list-item>
              <text:p text:style-name="P3">If third visit: Ah, I see, a friend of my kin. In exchange for your scrap, I shall give you a map. Beware Those who sleep in the Din. (Deep space map acquired)</text:p>
            </text:list-item>
            <text:list-item>
              <text:p text:style-name="P3">Else: General Tips</text:p>
              <text:list>
                <text:list-item>
                  <text:p text:style-name="P3">Red and Blue in constant war. Their fight will continue evermore. Unless a ship can tip the scales, blood will spill without fail.</text:p>
                </text:list-item>
                <text:list-item>
                  <text:p text:style-name="P3">Woe to those that the Gray find. To all but might and coin they are blind. Reason to them is pearl before swine.</text:p>
                </text:list-item>
                <text:list-item>
                  <text:p text:style-name="P3">Yellow ships that drip with gold. Possess a wealth to life untold. Yet money is power; beware the bold.</text:p>
                </text:list-item>
                <text:list-item>
                  <text:p text:style-name="P3">In space, no one can hear you scream. Prepare yourself, or face death's gleam.</text:p>
                </text:list-item>
                <text:list-item>
                  <text:p text:style-name="P3">If you strike, strike hard and true. For those you attack will come after you.</text:p>
                </text:list-item>
                <text:list-item>
                  <text:p text:style-name="P3">While history is filled with the bold and the brave, none of that matters if one does not save.</text:p>
                </text:list-item>
              </text:list>
            </text:list-item>
          </text:list>
        </text:list-item>
        <text:list-item>
          <text:p text:style-name="P3">Decline</text:p>
          <text:list>
            <text:list-item>
              <text:p text:style-name="P3">You have seen this scam before, and you won't fall for it again. You leave</text:p>
            </text:list-item>
            <text:list-item>
              <text:p text:style-name="P3">Slight of hand and vague statements are for the weak-minded, not you. You leave</text:p>
            </text:list-item>
            <text:list-item>
              <text:p text:style-name="P3"><text:soft-page-break/></text:p>
            </text:list-item>
          </text:list>
        </text:list-item>
      </text:list>
      <text:p text:style-name="Standard"/>
      <text:p text:style-name="Standard">Ships allied with the (non-Gray) Faction block your path. They say that ships come under fire in these parts, but they will happily escort you through...for a price</text:p>
      <text:list xml:id="list1867706535382354799" text:style-name="L4">
        <text:list-item>
          <text:p text:style-name="P4">Accept (-X Scrap)</text:p>
          <text:list>
            <text:list-item>
              <text:p text:style-name="P4">You give them their payment, and the ships escort you through this section of space without incident.</text:p>
            </text:list-item>
          </text:list>
        </text:list-item>
        <text:list-item>
          <text:p text:style-name="P4">Decline</text:p>
          <text:list>
            <text:list-item>
              <text:p text:style-name="P4">You decline their offer. Not 5 minutes later, some Gray Faction ships block your path!</text:p>
              <text:list>
                <text:list-item>
                  <text:p text:style-name="P4">Battle</text:p>
                </text:list-item>
              </text:list>
            </text:list-item>
          </text:list>
        </text:list-item>
      </text:list>
      <text:p text:style-name="Standard"/>
      <text:p text:style-name="Standard">Based on Faction affinity:</text:p>
      <text:list xml:id="list3494262446454596920" text:style-name="L5">
        <text:list-item>
          <text:p text:style-name="P5">Some X Faction ships jump out of hyperspace. Upon seeing you, they immediately fire upon you!</text:p>
          <text:list>
            <text:list-item>
              <text:p text:style-name="P5">Battle</text:p>
            </text:list-item>
            <text:list-item>
              <text:p text:style-name="P5">Ask for Assistance (gets help from one or more factions)</text:p>
            </text:list-item>
          </text:list>
        </text:list-item>
      </text:list>
      <text:p text:style-name="Standard"/>
      <text:p text:style-name="Standard"/>
      <text:p text:style-name="Standard"/>
      <text:p text:style-name="P8">Story</text:p>
      <text:p text:style-name="P7">You are a ship in a galaxy at war. Ally yourself with a faction to turn the tide, get strong enough to destroy them all, or ignore the conflict altogether and explore the galaxy. </text:p>
      <text:p text:style-name="P7"/>
      <text:p text:style-name="P7"/>
      <text:p text:style-name="P6">Gameplay</text:p>
      <text:p text:style-name="P7">Normal upgrades are achieved through completing certain actions (e.g. destroying ships, destroying asteroids, or completing quests). Scrap dropped from asteroids or ships can be used to buy health or shield upgrades. </text:p>
      <text:p text:style-name="P7"/>
      <text:p text:style-name="P7">On a single turn of the game, you may receive some type of random encounter. Then, each faction will do an action (attack, heal, or invest). The player can then choose to attack a faction, accept quests from a faction, or donate to a faction (or just explore). The next cycle will begin when the player either attacks another faction, or goes on an expe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osevelt Boyland III</meta:initial-creator>
    <meta:creation-date>2020-12-17T23:37:01.10</meta:creation-date>
    <dc:date>2021-01-24T17:38:39</dc:date>
    <dc:creator>Roosevelt Boyland III</dc:creator>
    <meta:editing-duration>PT6H27M44S</meta:editing-duration>
    <meta:editing-cycles>14</meta:editing-cycles>
    <meta:generator>OpenOffice/4.1.7$Win32 OpenOffice.org_project/417m1$Build-9800</meta:generator>
    <meta:document-statistic meta:table-count="0" meta:image-count="0" meta:object-count="0" meta:page-count="4" meta:paragraph-count="76" meta:word-count="1109" meta:character-count="5824"/>
  </office:meta>
</office:document-meta>
</file>